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RightsService.setReload( boolean re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ightsService.parse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RightsServic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ightsService.buildRoles( String ro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serRightsService.setLocation( 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ightsService.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serRightsService.getRe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ightsService.userFunctionIsAllowed( String id , PortalUser us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serRightsService.userIsAllowed( String url , PortalUser us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